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sans-serif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3.493cm" style:rel-column-width="13463*"/>
    </style:style>
    <style:style style:name="Таблица1.B" style:family="table-column">
      <style:table-column-properties style:column-width="13.508cm" style:rel-column-width="52072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_5f_PARENT">
      <style:text-properties fo:language="en" fo:country="US" officeooo:rsid="0026f900" officeooo:paragraph-rsid="0026f900"/>
    </style:style>
    <style:style style:name="P2" style:family="paragraph" style:parent-style-name="_5f_PARENT">
      <style:text-properties fo:language="en" fo:country="US" officeooo:rsid="0026f900" officeooo:paragraph-rsid="00276a4e"/>
    </style:style>
    <style:style style:name="P3" style:family="paragraph" style:parent-style-name="_5f_PARENT">
      <style:text-properties fo:language="ru" fo:country="RU" officeooo:rsid="00230e6d" officeooo:paragraph-rsid="00230e6d"/>
    </style:style>
    <style:style style:name="P4" style:family="paragraph" style:parent-style-name="_5f_PARENT">
      <style:text-properties fo:language="ru" fo:country="RU" officeooo:rsid="00266ad7" officeooo:paragraph-rsid="0027981a"/>
    </style:style>
    <style:style style:name="P5" style:family="paragraph" style:parent-style-name="_5f_PARENT">
      <style:text-properties officeooo:paragraph-rsid="00296e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22222" style:font-name="Lucida Grande" fo:font-size="12pt" fo:letter-spacing="normal" fo:font-style="normal" fo:font-weight="normal"/>
    </style:style>
    <style:style style:name="T3" style:family="text">
      <style:text-properties officeooo:rsid="00267a7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76a4e"/>
    </style:style>
    <style:style style:name="T6" style:family="text">
      <style:text-properties fo:language="ru" fo:country="RU" officeooo:rsid="002a323a"/>
    </style:style>
    <style:style style:name="T7" style:family="text">
      <style:text-properties fo:language="ru" fo:country="RU" officeooo:rsid="002cc6a2"/>
    </style:style>
    <style:style style:name="T8" style:family="text">
      <style:text-properties fo:language="en" fo:country="US" officeooo:rsid="00296e1a"/>
    </style:style>
    <style:style style:name="T9" style:family="text">
      <style:text-properties fo:language="en" fo:country="US" officeooo:rsid="002bc864"/>
    </style:style>
    <style:style style:name="T10" style:family="text">
      <style:text-properties officeooo:rsid="0027981a"/>
    </style:style>
    <style:style style:name="T11" style:family="text">
      <style:text-properties officeooo:rsid="002a323a"/>
    </style:style>
    <style:style style:name="T12" style:family="text">
      <style:text-properties officeooo:rsid="002bc8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Имеем код:</text:p>
      <text:p text:style-name="_5f_CODE">import logging</text:p>
      <text:p text:style-name="_5f_CODE">...</text:p>
      <text:p text:style-name="_5f_CODE">logging.basicConfig(filename='log.txt',level=logging.DEBUG,</text:p>
      <text:p text:style-name="_5f_CODE"><text:s text:c="8"/>format = u'%(filename)s[LINE:%(lineno)d]# %(levelname)-8s %(message)s')</text:p>
      <text:p text:style-name="_5f_CODE">...</text:p>
      <text:p text:style-name="_5f_CODE">logging.error('Ошибка регулярного выражения словаря рубрик: [{}]'.format(line))</text:p>
      <text:p text:style-name="_5f_CODE">QMessageBox.critical(None, "КРИТИЧЕСКАЯ ОШИБКА",</text:p>
      <text:p text:style-name="_5f_CODE"><text:s text:c="24"/>"Подробности в файле log.txt.")</text:p>
      <text:p text:style-name="_5f_PARENT">filename — <text:span text:style-name="T3">имя файла для вывода.</text:span></text:p>
      <text:p text:style-name="P1">level – <text:span text:style-name="T4">уровни вывода ошибок. Константы:</text:span></text:p>
      <text:p text:style-name="_5f_CODE"><text:span text:style-name="T4">logging.CRITICAL </text:span><text:span text:style-name="T5">= </text:span><text:span text:style-name="T4">50</text:span></text:p>
      <text:p text:style-name="_5f_CODE"><text:span text:style-name="T4">logging.ERROR </text:span><text:span text:style-name="T5">= </text:span><text:span text:style-name="T4">40</text:span></text:p>
      <text:p text:style-name="_5f_CODE"><text:span text:style-name="T4">logging.WARNING </text:span><text:span text:style-name="T5">= </text:span><text:span text:style-name="T4">30</text:span></text:p>
      <text:p text:style-name="_5f_CODE"><text:span text:style-name="T4">logging.INFO </text:span><text:span text:style-name="T5">= </text:span><text:span text:style-name="T4">20 </text:span></text:p>
      <text:p text:style-name="_5f_CODE"><text:span text:style-name="T4">logging.DEBUG </text:span><text:span text:style-name="T5">= </text:span><text:span text:style-name="T4">10</text:span></text:p>
      <text:p text:style-name="_5f_CODE"><text:span text:style-name="T4">logging.NOTSET </text:span><text:span text:style-name="T5">= </text:span><text:span text:style-name="T4">0</text:span></text:p>
      <text:p text:style-name="P2"><text:span text:style-name="T4">По умолчанию </text:span><text:span text:style-name="T5">уровень 30. Если установить уровень <text:s/></text:span><text:span text:style-name="T4">DEBUG, </text:span><text:span text:style-name="T5">то распечатываются все.</text:span></text:p>
      <text:p text:style-name="P5"><text:span text:style-name="T8">format – </text:span><text:span text:style-name="T6">можно посмотреть в </text:span>16.6.7. LogRecord attributes <text:span text:style-name="T11">на сайте питона. </text:span><text:span text:style-name="T7">Там же формат записи в таблмце смотреть.</text:span><text:span text:style-name="T11"> </text:span><text:span text:style-name="T9">f</text:span><text:span text:style-name="T11">ilename — имя модуля. </text:span><text:span text:style-name="T9">l</text:span><text:span text:style-name="T11">ineno — номер строки. </text:span><text:span text:style-name="T9">m</text:span><text:span text:style-name="T2">essage</text:span> <text:s/>- <text:span text:style-name="T12">сообщение из метода. И т.д.</text:span></text:p>
      <text:p text:style-name="_5f_PARENT"/>
      <text:p text:style-name="_5f_CODE">import logging</text:p>
      <text:p text:style-name="_5f_CODE"># Сообщение отладочное</text:p>
      <text:p text:style-name="_5f_CODE">logging.debug( u'This is a debug message' )</text:p>
      <text:p text:style-name="_5f_CODE"># Сообщение информационное</text:p>
      <text:p text:style-name="_5f_CODE">logging.info( u'This is an info message' )</text:p>
      <text:p text:style-name="_5f_CODE"># Сообщение предупреждение</text:p>
      <text:p text:style-name="_5f_CODE">logging.warning( u'This is a warning' )</text:p>
      <text:p text:style-name="_5f_CODE"># Сообщение ошибки</text:p>
      <text:p text:style-name="_5f_CODE">logging.error( u'This is an error message' )</text:p>
      <text:p text:style-name="_5f_CODE"># Сообщение критическое</text:p>
      <text:p text:style-name="_5f_CODE">logging.critical( u'FATAL!!!' )</text:p>
      <text:p text:style-name="_5f_CODE"/>
      <text:p text:style-name="_5f_PARENT">При выводе мы <text:span text:style-name="T1">получа</text:span>ем:</text:p>
      <text:p text:style-name="_5f_CODE">WARNING:root:This is a warning</text:p>
      <text:p text:style-name="_5f_CODE">ERROR:root:This is an error message</text:p>
      <text:p text:style-name="_5f_CODE">CRITICAL:root:FATAL!!!</text:p>
      <text:p text:style-name="_5f_PARENT">Как мы видим то при выводе мы получаем все кроме сообщений отладки и информационных, для того что бы мы могли их увидеть нужно в настройки логера передать уровень выводимых ошибок:</text:p>
      <text:p text:style-name="_5f_PARENT"><text:soft-page-break/>logging.basicConfig(level = logging.DEBUG)</text:p>
      <text:p text:style-name="P4">level = logging.NOTSET <text:span text:style-name="T10">тоже должен так же работать.</text:span></text:p>
      <text:p text:style-name="_5f_CODE">logging.basicConfig(**kwargs)</text:p>
      <text:p text:style-name="_5f_PARENT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_5f_PARENT">Формат</text:p>
            </table:table-cell>
            <table:table-cell table:style-name="Таблица1.B1" office:value-type="string">
              <text:p text:style-name="_5f_PARENT">Описание </text:p>
            </table:table-cell>
          </table:table-row>
        </table:table-header-rows>
        <table:table-row>
          <table:table-cell table:style-name="Таблица1.A2" office:value-type="string">
            <text:p text:style-name="_5f_PARENT">filename </text:p>
          </table:table-cell>
          <table:table-cell table:style-name="Таблица1.B2" office:value-type="string">
            <text:p text:style-name="_5f_PARENT">Указывает, что FileHandler должен быть создан с использованием указанного имени файла, а не StreamHandler. </text:p>
          </table:table-cell>
        </table:table-row>
        <table:table-row>
          <table:table-cell table:style-name="Таблица1.A2" office:value-type="string">
            <text:p text:style-name="_5f_PARENT">filemode </text:p>
          </table:table-cell>
          <table:table-cell table:style-name="Таблица1.B2" office:value-type="string">
            <text:p text:style-name="_5f_PARENT">Определяет режим для открытия файла, если указано имя файла (если filemode не указан, по умолчанию используется значение «a»). </text:p>
          </table:table-cell>
        </table:table-row>
        <table:table-row>
          <table:table-cell table:style-name="Таблица1.A2" office:value-type="string">
            <text:p text:style-name="_5f_PARENT">format </text:p>
          </table:table-cell>
          <table:table-cell table:style-name="Таблица1.B2" office:value-type="string">
            <text:p text:style-name="_5f_PARENT">Используйте указанную строку формата для обработчика. </text:p>
          </table:table-cell>
        </table:table-row>
        <table:table-row>
          <table:table-cell table:style-name="Таблица1.A2" office:value-type="string">
            <text:p text:style-name="_5f_PARENT">datefmt </text:p>
          </table:table-cell>
          <table:table-cell table:style-name="Таблица1.B2" office:value-type="string">
            <text:p text:style-name="_5f_PARENT"><text:line-break/>Используйте указанный формат даты / времени. </text:p>
          </table:table-cell>
        </table:table-row>
        <table:table-row>
          <table:table-cell table:style-name="Таблица1.A2" office:value-type="string">
            <text:p text:style-name="_5f_PARENT">style </text:p>
          </table:table-cell>
          <table:table-cell table:style-name="Таблица1.B2" office:value-type="string">
            <text:p text:style-name="_5f_PARENT">Если <text:span text:style-name="Source_20_Text">format</text:span>указан, используйте этот стиль для строки формата. Один из «%», «{» или «$» для% -форматирования <text:a xlink:type="simple" xlink:href="https://docs.python.org/3.5/library/stdtypes.html#str.format" text:style-name="Internet_20_link" text:visited-style-name="Visited_20_Internet_20_Link"><text:span text:style-name="Source_20_Text">str.format()</text:span></text:a>или<text:a xlink:type="simple" xlink:href="https://docs.python.org/3.5/library/string.html#string.Template" text:style-name="Internet_20_link" text:visited-style-name="Visited_20_Internet_20_Link"><text:span text:style-name="Source_20_Text">string.Template</text:span></text:a>соответственно и по умолчанию «%», если не указан. </text:p>
          </table:table-cell>
        </table:table-row>
        <table:table-row>
          <table:table-cell table:style-name="Таблица1.A2" office:value-type="string">
            <text:p text:style-name="_5f_PARENT">level <text:s/></text:p>
          </table:table-cell>
          <table:table-cell table:style-name="Таблица1.B2" office:value-type="string">
            <text:p text:style-name="_5f_PARENT">Установите уровень корневого регистратора на указанный уровень. </text:p>
          </table:table-cell>
        </table:table-row>
        <table:table-row>
          <table:table-cell table:style-name="Таблица1.A2" office:value-type="string">
            <text:p text:style-name="_5f_PARENT">stream </text:p>
          </table:table-cell>
          <table:table-cell table:style-name="Таблица1.B2" office:value-type="string">
            <text:p text:style-name="_5f_PARENT">Используйте указанный поток для инициализации StreamHandler. Обратите внимание, что этот аргумент несовместим с «filename» - если оба присутствуют, a <text:span text:style-name="Source_20_Text">ValueError</text:span>вызывается. </text:p>
          </table:table-cell>
        </table:table-row>
        <table:table-row>
          <table:table-cell table:style-name="Таблица1.A2" office:value-type="string">
            <text:p text:style-name="_5f_PARENT">handlers</text:p>
          </table:table-cell>
          <table:table-cell table:style-name="Таблица1.B2" office:value-type="string">
            <text:p text:style-name="_5f_PARENT">Если указано, это должен быть итеративный из уже созданных обработчиков для добавления в корневой логгер. Любым обработчикам, у которых еще не установлен форматер, будет назначен форматер по умолчанию, созданный в этой функции. Обратите внимание, что этот аргумент несовместим с «filename» или «stream» - если оба присутствуют, a <text:span text:style-name="Source_20_Text">ValueError</text:span>вызывается. </text:p>
          </table:table-cell>
        </table:table-row>
      </table:table>
      <text:p text:style-name="_5f_PARENT"/>
      <text:p text:style-name="_5f_PAR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Arial, sans-serif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_5f_CODE" style:display-name="_CODE" style:family="paragraph" style:parent-style-name="_5f_PARENT" style:master-page-name="">
      <loext:graphic-properties draw:fill="none" draw:fill-color="#e6ffe6"/>
      <style:paragraph-properties fo:margin-left="0cm" fo:margin-right="0cm" fo:margin-top="0.199cm" fo:margin-bottom="0.4cm" loext:contextual-spacing="true" fo:text-align="start" style:justify-single-word="false" fo:hyphenation-ladder-count="no-limit" fo:text-indent="0.199cm" style:auto-text-indent="false" style:page-number="auto" fo:background-color="transparent" fo:padding="0.049cm" fo:border-left="3pt solid #263ebf" fo:border-right="none" fo:border-top="none" fo:border-bottom="none">
        <style:tab-stops/>
      </style:paragraph-properties>
      <style:text-properties style:use-window-font-color="true" style:font-name="Roboto Condensed" fo:font-family="'Roboto Condensed'" style:font-style-name="Обычный" style:font-pitch="variable" fo:font-size="13pt" fo:language="zxx" fo:country="none" fo:font-weight="normal" fo:hyphenate="false" fo:hyphenation-remain-char-count="2" fo:hyphenation-push-char-count="2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0.06pt solid #000000" fo:border-bottom="none"/>
      <style:text-properties fo:color="#ff3333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843a82" style:font-name="Roboto Medium1" fo:font-family="'Roboto Medium'" style:font-style-name="Курсив" style:font-pitch="variable" fo:font-size="11pt" fo:letter-spacing="normal" fo:language="zxx" fo:country="none" fo:font-style="italic" fo:font-weight="normal" officeooo:rsid="0142e4d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6</meta:editing-cycles>
    <meta:creation-date>2016-12-11T13:38:00</meta:creation-date>
    <dc:date>2019-02-22T18:36:19.760000000</dc:date>
    <dc:language>ru-RU</dc:language>
    <meta:editing-duration>P1DT27M9S</meta:editing-duration>
    <meta:generator>LibreOffice/6.1.4.2$Windows_X86_64 LibreOffice_project/9d0f32d1f0b509096fd65e0d4bec26ddd1938fd3</meta:generator>
    <meta:document-statistic meta:table-count="1" meta:image-count="0" meta:object-count="0" meta:page-count="2" meta:paragraph-count="56" meta:word-count="350" meta:character-count="2741" meta:non-whitespace-character-count="238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